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columns</text:p>
          </table:table-cell>
          <table:table-cell office:value-type="string" calcext:value-type="string">
            <text:p>zoom mini</text:p>
          </table:table-cell>
          <table:table-cell office:value-type="string" calcext:value-type="string">
            <text:p>zoom maxi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access-pre-bridges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dmin-boundaries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min-boundaries-text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min-lz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erialway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234" calcext:value-type="float">
            <text:p>6234</text:p>
          </table:table-cell>
          <table:table-cell office:value-type="string" calcext:value-type="string">
            <text:p>amenity-points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menity-points-poly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079" calcext:value-type="float">
            <text:p>4079</text:p>
          </table:table-cell>
          <table:table-cell office:value-type="string" calcext:value-type="string">
            <text:p>amenity-symbols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enity-symbols-poly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rea-barriers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ea-text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dges-l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ridges-l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idges-l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dges-l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dges-l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dges-l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idges-po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410" calcext:value-type="float">
            <text:p>6410</text:p>
          </table:table-cell>
          <table:table-cell office:value-type="string" calcext:value-type="string">
            <text:p>buildings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uildings-lz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bus-stops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us-stops-lz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tywalls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iff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ossroad_name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direction-pre-bridges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irection-tunnels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entrance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-rout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ootbikecycle-tunnels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aciers-tex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f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ideway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highway_crossings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ighway-area-casing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highway-area-fill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way-junction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usenames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208" calcext:value-type="float">
            <text:p>10208</text:p>
          </table:table-cell>
          <table:table-cell office:value-type="string" calcext:value-type="string">
            <text:p>housenumbers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oor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polation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landcove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dcover-lin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duse-overlay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line-barriers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ks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inas-area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minor-roads-casing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055" calcext:value-type="float">
            <text:p>3055</text:p>
          </table:table-cell>
          <table:table-cell office:value-type="string" calcext:value-type="string">
            <text:p>minor-roads-fill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or-roads-fill-tunnels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c-boundarie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arking-handi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iers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ers-are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cenames-capita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cenames-island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cenames-larg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cenames-large-lz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cenames-medium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acenames-small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acenames-small-lz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pmr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wer-lin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wer-minorlin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wer-pole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wer-tower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road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roads-text-nam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ads-text-ref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ads-text-ref-low-zoom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orts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orts-ground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stations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ons-poly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468" calcext:value-type="float">
            <text:p>4468</text:p>
          </table:table-cell>
          <table:table-cell office:value-type="string" calcext:value-type="string">
            <text:p>text-poly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text-poly-lz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me-park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cks-notunnel-nobridg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cks-tunnel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m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926" calcext:value-type="float">
            <text:p>3926</text:p>
          </table:table-cell>
          <table:table-cell office:value-type="string" calcext:value-type="string">
            <text:p>trees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unnels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ning-circle-casing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ning-circle-fill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ter-areas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ater-lines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-lines-casing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-lines-low-zoom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way-bridge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</table:table>
      <table:named-expressions/>
      <table:database-ranges>
        <table:database-range table:name="__Anonymous_Sheet_DB__0" table:target-range-address="Feuille1.A1:Feuille1.F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Quest</meta:initial-creator>
    <meta:creation-date>2019-04-08T17:40:11.688746185</meta:creation-date>
    <dc:date>2019-04-09T04:14:19.349714032</dc:date>
    <dc:creator>Christian Quest</dc:creator>
    <meta:editing-duration>PT1M22S</meta:editing-duration>
    <meta:editing-cycles>1</meta:editing-cycles>
    <meta:document-statistic meta:table-count="1" meta:cell-count="462" meta:object-count="0"/>
    <meta:generator>LibreOffice/6.0.7.3$Linux_X86_64 LibreOffice_project/00m0$Build-3</meta:generator>
  </office:meta>
</office:document-meta>
</file>